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</text:p>
      <text:p text:style-name="Standard"/>
      <text:p text:style-name="Standard">All human beings are born free and equal in dignity and rights. They are endowed with reason and conscience and should act towards one another in a spirit of brotherhood. "Todos los seres humanos nacen libres e iguales en dignidad y derechos y, dotados como están de razón y conciencia, deben comportarse fraternalmente los unos con los otros. Todos los seres humanos nacen libres e iguales en dignidad y derechos y, dotados como están de razón y conciencia, deben comportarse fraternalmente los unos con los otros."</text:p>
      <text:p text:style-name="Standard"/>
      <text:p text:style-name="Standard">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</text:p>
      <text:p text:style-name="Standard"/>
      <text:p text:style-name="Standard">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 All human beings are born free and equal in dignity and rights. They are endowed with reason and conscience and should act towards one another in a spirit of brotherhood.</text:p>
      <text:p text:style-name="Standard"/>
      <text:p text:style-name="Standard">"Todos los seres humanos nacen libres e iguales en dignidad y derechos y, dotados como están de razón y conciencia, deben comportarse fraternalmente los unos con los otros. Todos los seres humanos nacen libres e iguales en dignidad y derechos y, dotados como están de razón y conciencia, deben comportarse fraternalmente los unos con los otros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532" meta:character-count="3081" meta:non-whitespace-character-count="2554"/>
    <meta:generator>LibreOfficeDev/6.0.5.2$Linux_X86_64 LibreOffice_project/</meta:generator>
  </office:meta>
</office:document-meta>
</file>